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635cm" svg:x="2.27cm" svg:y="6.0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4.81cm" svg:y="6.0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7.35cm" svg:y="6.08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635cm" svg:x="9.89cm" svg:y="6.08cm">
          <text:p text:style-name="P1">8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635cm" svg:x="12.43cm" svg:y="6.0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635cm" svg:x="14.97cm" svg:y="6.08cm">
          <text:p text:style-name="P1">7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635cm" svg:y1="4.81cm" svg:x2="20.05cm" svg:y2="4.81cm">
          <text:p/>
        </draw:line>
        <draw:frame draw:style-name="gr5" draw:text-style-name="P2" draw:layer="layout" svg:width="3.169cm" svg:height="0.725cm" svg:x="16.246cm" svg:y="4.085cm">
          <draw:text-box>
            <text:p><text:span text:style-name="T1">Linear surplus</text:span></text:p>
          </draw:text-box>
        </draw:frame>
        <draw:frame draw:style-name="gr5" draw:text-style-name="P2" draw:layer="layout" svg:width="0.739cm" svg:height="0.725cm" svg:x="2.27cm" svg:y="4.085cm">
          <draw:text-box>
            <text:p><text:span text:style-name="T1">0</text:span></text:p>
          </draw:text-box>
        </draw:frame>
        <draw:line draw:style-name="gr6" draw:text-style-name="P3" draw:layer="layout" svg:x1="2.27cm" svg:y1="3.54cm" svg:x2="2.27cm" svg:y2="8.62cm">
          <text:p/>
        </draw:line>
        <draw:line draw:style-name="gr7" draw:text-style-name="P3" draw:layer="layout" svg:x1="6.08cm" svg:y1="6.715cm" svg:x2="6.08cm" svg:y2="8.62cm">
          <text:p/>
        </draw:line>
        <draw:frame draw:style-name="gr5" draw:text-style-name="P2" draw:layer="layout" svg:width="2.229cm" svg:height="0.725cm" svg:x="9.89cm" svg:y="5.355cm">
          <draw:text-box>
            <text:p><text:span text:style-name="T1">no action</text:span></text:p>
          </draw:text-box>
        </draw:frame>
        <draw:frame draw:style-name="gr5" draw:text-style-name="P2" draw:layer="layout" svg:width="1.565cm" svg:height="0.725cm" svg:x="14.335cm" svg:y="5.356cm">
          <draw:text-box>
            <text:p><text:span text:style-name="T1">refine</text:span></text:p>
          </draw:text-box>
        </draw:frame>
        <draw:frame draw:style-name="gr5" draw:text-style-name="P2" draw:layer="layout" svg:width="1.662cm" svg:height="0.725cm" svg:x="3.546cm" svg:y="5.356cm">
          <draw:text-box>
            <text:p><text:span text:style-name="T1">delete</text:span></text:p>
          </draw:text-box>
        </draw:frame>
        <draw:line draw:style-name="gr7" draw:text-style-name="P3" draw:layer="layout" svg:x1="1.635cm" svg:y1="7.985cm" svg:x2="6.715cm" svg:y2="7.985cm">
          <text:p/>
        </draw:line>
        <draw:line draw:style-name="gr7" draw:text-style-name="P3" draw:layer="layout" svg:x1="17.51cm" svg:y1="6.716cm" svg:x2="17.51cm" svg:y2="8.621cm">
          <text:p/>
        </draw:line>
        <draw:line draw:style-name="gr7" draw:text-style-name="P3" draw:layer="layout" svg:x1="13.065cm" svg:y1="7.986cm" svg:x2="18.145cm" svg:y2="7.986cm">
          <text:p/>
        </draw:line>
        <draw:line draw:style-name="gr7" draw:text-style-name="P3" draw:layer="layout" svg:x1="13.065cm" svg:y1="6.717cm" svg:x2="13.065cm" svg:y2="8.622cm">
          <text:p/>
        </draw:line>
        <draw:frame draw:style-name="gr5" draw:text-style-name="P2" draw:layer="layout" svg:width="1.471cm" svg:height="0.725cm" svg:x="3.148cm" svg:y="7.985cm">
          <draw:text-box>
            <text:p><text:span text:style-name="T1">10 %</text:span></text:p>
          </draw:text-box>
        </draw:frame>
        <draw:frame draw:style-name="gr5" draw:text-style-name="P2" draw:layer="layout" svg:width="1.471cm" svg:height="0.725cm" svg:x="14.335cm" svg:y="7.986cm">
          <draw:text-box>
            <text:p><text:span text:style-name="T1">10 %</text:span></text:p>
          </draw:text-box>
        </draw:frame>
        <draw:line draw:style-name="gr7" draw:text-style-name="P3" draw:layer="layout" svg:x1="9.89cm" svg:y1="6.715cm" svg:x2="9.89cm" svg:y2="11.159cm">
          <text:p/>
        </draw:line>
        <draw:line draw:style-name="gr7" draw:text-style-name="P3" draw:layer="layout" svg:x1="1.635cm" svg:y1="10.525cm" svg:x2="10.525cm" svg:y2="10.525cm">
          <text:p/>
        </draw:line>
        <draw:frame draw:style-name="gr5" draw:text-style-name="P2" draw:layer="layout" svg:width="1.471cm" svg:height="0.725cm" svg:x="3.148cm" svg:y="7.986cm">
          <draw:text-box>
            <text:p><text:span text:style-name="T1">10 %</text:span></text:p>
          </draw:text-box>
        </draw:frame>
        <draw:line draw:style-name="gr7" draw:text-style-name="P3" draw:layer="layout" svg:x1="2.27cm" svg:y1="6.716cm" svg:x2="2.27cm" svg:y2="11.16cm">
          <text:p/>
        </draw:line>
        <draw:frame draw:style-name="gr5" draw:text-style-name="P2" draw:layer="layout" svg:width="3.702cm" svg:height="0.725cm" svg:x="4.81cm" svg:y="10.525cm">
          <draw:text-box>
            <text:p><text:span text:style-name="T1">Minimum sur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47cm" fo:margin-bottom="15.273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Weinzierl</meta:initial-creator>
    <meta:creation-date>2011-09-29T07:54:26</meta:creation-date>
    <dc:date>2011-09-29T08:00:08</dc:date>
    <dc:creator>Tobias Weinzierl</dc:creator>
    <meta:editing-duration>PT00H04M31S</meta:editing-duration>
    <meta:editing-cycles>4</meta:editing-cycles>
    <meta:generator>OpenOffice.org/3.2$Unix OpenOffice.org_project/320m12$Build-9483</meta:generator>
    <meta:document-statistic meta:object-count="25"/>
  </office:meta>
</office:document-meta>
</file>